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haroni" svg:font-family="Aharoni" style:font-pitch="variable"/>
    <style:font-face style:name="Bowlby One SC" svg:font-family="'Bowlby One SC'" style:font-pitch="variable"/>
    <style:font-face style:name="Cinema St" svg:font-family="'Cinema St'" style:font-pitch="variable"/>
    <style:font-face style:name="Doppio One" svg:font-family="'Doppio One'" style:font-pitch="variable"/>
    <style:font-face style:name="Liberation Sans1" svg:font-family="'Liberation Sans'" style:font-pitch="variable"/>
    <style:font-face style:name="Lilita One" svg:font-family="'Lilita One'" style:font-pitch="variable"/>
    <style:font-face style:name="Limelight" svg:font-family="Lime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2cm" fo:min-width="0cm"/>
      <style:paragraph-properties style:writing-mode="lr-tb"/>
    </style:style>
    <style:style style:name="gr2" style:family="graphic" style:parent-style-name="standard">
      <style:graphic-properties draw:stroke="none" draw:fill="none" fo:min-height="1.127cm"/>
      <style:paragraph-properties style:writing-mode="lr-tb"/>
    </style:style>
    <style:style style:name="P1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ffbf00" loext:opacity="100%" style:font-name="Cinema St" fo:font-size="48pt" fo:font-weight="bold" style:font-size-asian="48pt" style:font-weight-asian="bold" style:font-size-complex="48pt" style:font-weight-complex="bold"/>
    </style:style>
    <style:style style:name="P3" style:family="paragraph">
      <style:text-properties style:font-name="Impact" fo:font-size="28pt" style:font-size-asian="28pt" style:font-size-complex="28pt"/>
    </style:style>
    <style:style style:name="P4" style:family="paragraph">
      <loext:graphic-properties draw:fill="none"/>
      <style:text-properties style:font-name="Impact" fo:font-size="28pt" style:font-size-asian="28pt" style:font-size-complex="28pt"/>
    </style:style>
    <style:style style:name="T1" style:family="text">
      <style:text-properties fo:color="#ffbf00" loext:opacity="100%" style:font-name="Cinema St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bf00" loext:opacity="100%" style:font-name="Impact" fo:font-size="28pt" fo:font-weight="bold" style:font-name-asian="Arial" style:font-size-asian="28pt" style:font-weight-asian="bold" style:font-name-complex="Arial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7.75cm" svg:height="1.682cm" svg:x="7.75cm" svg:y="8.036cm">
          <draw:text-box>
            <text:p text:style-name="P1"><text:span text:style-name="T1">Movie <text:s text:c="2"/>Quiz</text:span></text:p>
          </draw:text-box>
        </draw:frame>
        <draw:frame draw:style-name="gr2" draw:text-style-name="P4" draw:layer="layout" svg:width="1.5cm" svg:height="1.453cm" svg:x="16.6cm" svg:y="8.05cm">
          <draw:text-box>
            <text:p text:style-name="P3"><text:span text:style-name="T2">♫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haroni" svg:font-family="Aharoni" style:font-pitch="variable"/>
    <style:font-face style:name="Bowlby One SC" svg:font-family="'Bowlby One SC'" style:font-pitch="variable"/>
    <style:font-face style:name="Cinema St" svg:font-family="'Cinema St'" style:font-pitch="variable"/>
    <style:font-face style:name="Doppio One" svg:font-family="'Doppio One'" style:font-pitch="variable"/>
    <style:font-face style:name="Liberation Sans1" svg:font-family="'Liberation Sans'" style:font-pitch="variable"/>
    <style:font-face style:name="Lilita One" svg:font-family="'Lilita One'" style:font-pitch="variable"/>
    <style:font-face style:name="Limelight" svg:font-family="Lime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3T19:43:00.213000000</meta:creation-date>
    <dc:date>2022-03-23T22:13:47.654000000</dc:date>
    <meta:editing-duration>PT1H30M4S</meta:editing-duration>
    <meta:editing-cycles>1</meta:editing-cycles>
    <meta:document-statistic meta:object-count="2"/>
    <meta:generator>LibreOffice/7.1.3.2$Windows_X86_64 LibreOffice_project/47f78053abe362b9384784d31a6e56f8511eb1c1</meta:generator>
  </office:meta>
</office:document-meta>
</file>